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1" style:family="table-row">
      <style:table-row-properties style:min-row-height="2.669cm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1" style:family="table-row">
      <style:table-row-properties style:min-row-height="3.11cm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8" style:family="paragraph" style:parent-style-name="Table_20_Contents">
      <style:text-properties officeooo:rsid="001f8f33" officeooo:paragraph-rsid="001f8f33"/>
    </style:style>
    <style:style style:name="T1" style:family="text">
      <style:text-properties fo:color="#999999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f8f33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7. <text:s/>Construcción de un spool de impresión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Adrián de la Torre Rodríguez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pan text:style-name="T4">60</text:span> minutos.</text:p>
      <text:p text:style-name="Standard">1. He resuelto todas las dudas que tenía antes de iniciar la sesión de prácticas: …<text:span text:style-name="T4">si</text:span>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>Manejadores de señales y la función fcntl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El código de mi programa <text:span text:style-name="T3">servidor.c</text:span> ha sido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8"/>
            <text:p text:style-name="P8">#include &lt;stdio.h&gt;</text:p>
            <text:p text:style-name="P8">#include &lt;sys/types.h&gt;</text:p>
            <text:p text:style-name="P8">#include &lt;sys/stat.h&gt;</text:p>
            <text:p text:style-name="P8">#include &lt;fcntl.h&gt;</text:p>
            <text:p text:style-name="P8">#include &lt;stdlib.h&gt;</text:p>
            <text:p text:style-name="P8">#include &lt;time.h&gt;</text:p>
            <text:p text:style-name="P8">#include &lt;signal.h&gt;</text:p>
            <text:p text:style-name="P8">#include &lt;errno.h&gt;</text:p>
            <text:p text:style-name="P8">#include &lt;unistd.h&gt;</text:p>
            <text:p text:style-name="P8"/>
            <text:p text:style-name="P8">const int longitud_nombre = 50;</text:p>
            <text:p text:style-name="P8">const int MAX_CLIENTES = 20;</text:p>
            <text:p text:style-name="P8"/>
            <text:p text:style-name="P8">static void manejador(int sig){</text:p>
            <text:p text:style-name="P8"><text:s text:c="4"/>pid_t pid;</text:p>
            <text:p text:style-name="P8"><text:s text:c="4"/>char fifoproxy[longitud_nombre];</text:p>
            <text:p text:style-name="P8"><text:s text:c="4"/>pid = wait(NULL);</text:p>
            <text:p text:style-name="P8"/>
            <text:p text:style-name="P8">}</text:p>
            <text:p text:style-name="P8"/>
            <text:p text:style-name="P8">int main(int argc, char *argv[]){</text:p>
            <text:p text:style-name="P8"/>
            <text:p text:style-name="P8"><text:s text:c="4"/>int fde, fds, fdc, tmp_cli,fifo;</text:p>
            <text:p text:style-name="P8"><text:s text:c="4"/>char nombrefifoc[longitud_nombre];</text:p>
            <text:p text:style-name="P8"><text:s text:c="4"/>char nombrefifos[longitud_nombre];</text:p>
            <text:p text:style-name="P8"><text:s text:c="4"/>char fifoproxy[longitud_nombre];</text:p>
            <text:p text:style-name="P8"><text:s text:c="4"/>int leidos, pid_proxy;</text:p>
            <text:p text:style-name="P8"><text:s text:c="4"/>pid_t pid;</text:p>
            <text:p text:style-name="P8"><text:soft-page-break/></text:p>
            <text:p text:style-name="P8"/>
            <text:p text:style-name="P8"><text:s text:c="4"/>if(argc != 2) {</text:p>
            <text:p text:style-name="P8"><text:s text:c="8"/>printf("Uso: servidor &lt;nombre_fifo&gt;\n");</text:p>
            <text:p text:style-name="P8"><text:s text:c="8"/>exit(-1);</text:p>
            <text:p text:style-name="P8"><text:s text:c="4"/>}</text:p>
            <text:p text:style-name="P8"><text:s text:c="4"/>// Manejador de señal SIGCHLD.</text:p>
            <text:p text:style-name="P8"><text:s text:c="4"/>signal(SIGCHLD, manejador);</text:p>
            <text:p text:style-name="P8"/>
            <text:p text:style-name="P8"><text:s text:c="4"/>// Agregacion de las letras al nombre de los fifos</text:p>
            <text:p text:style-name="P8"><text:s text:c="4"/>sprintf(nombrefifos,"%ss",argv[1]);</text:p>
            <text:p text:style-name="P8"><text:s text:c="4"/>sprintf(nombrefifoc,"%se",argv[1]);</text:p>
            <text:p text:style-name="P8"/>
            <text:p text:style-name="P8"><text:s text:c="4"/>// Creacion de los fifos</text:p>
            <text:p text:style-name="P8"><text:s text:c="4"/>umask(0);</text:p>
            <text:p text:style-name="P8"><text:s text:c="4"/>mkfifo(nombrefifoc,0666);</text:p>
            <text:p text:style-name="P8"><text:s text:c="4"/>mkfifo(nombrefifos,0666);</text:p>
            <text:p text:style-name="P8"/>
            <text:p text:style-name="P8"><text:s text:c="4"/>//Creacion del fifo del servidor y almacenamiento de su descriptor</text:p>
            <text:p text:style-name="P8"><text:s text:c="4"/>if((fds=open(nombrefifos,O_RDWR)) &lt; 0){</text:p>
            <text:p text:style-name="P8"><text:s text:c="8"/>perror("\nError en la creación del fifo del servidor.");</text:p>
            <text:p text:style-name="P8"><text:s text:c="8"/>exit(-1);</text:p>
            <text:p text:style-name="P8"><text:s text:c="4"/>}</text:p>
            <text:p text:style-name="P8"/>
            <text:p text:style-name="P8"><text:s text:c="4"/>//Creacion del fifo del cliente y almacenamiento de su descriptor</text:p>
            <text:p text:style-name="P8"><text:s text:c="4"/>if((fde=open(nombrefifoc,O_RDWR)) &lt; 0){</text:p>
            <text:p text:style-name="P8"><text:s text:c="8"/>perror("\nError en la creación del fifo del cliente.");</text:p>
            <text:p text:style-name="P8"><text:s text:c="8"/>exit(-1);</text:p>
            <text:p text:style-name="P8"><text:s text:c="4"/>}</text:p>
            <text:p text:style-name="P8"/>
            <text:p text:style-name="P8"><text:s text:c="4"/>// Creacion del archivo cuyas partes se bloquearan</text:p>
            <text:p text:style-name="P8"><text:soft-page-break/><text:s text:c="4"/>umask(0);</text:p>
            <text:p text:style-name="P8"><text:s text:c="4"/>if((fdc=open("Archivo_B", O_CREAT, 0666))&lt;0){</text:p>
            <text:p text:style-name="P8"><text:s text:c="8"/>printf("\nError al crear el archivo de bloqueo.");</text:p>
            <text:p text:style-name="P8"><text:s text:c="8"/>exit(-1);</text:p>
            <text:p text:style-name="P8"><text:s text:c="4"/>}</text:p>
            <text:p text:style-name="P8"/>
            <text:p text:style-name="P8"><text:s text:c="4"/>// Se crean proxys mientras se reciben datos del fifo del cliente</text:p>
            <text:p text:style-name="P8"><text:s text:c="4"/>while((leidos=read(fde, &amp;tmp_cli, sizeof(int))) != 0){</text:p>
            <text:p text:style-name="P8"/>
            <text:p text:style-name="P8"><text:s text:c="8"/>pid = fork();</text:p>
            <text:p text:style-name="P8"/>
            <text:p text:style-name="P8"><text:s text:c="8"/>if (pid == 0){</text:p>
            <text:p text:style-name="P8"/>
            <text:p text:style-name="P8"><text:s text:c="12"/>/////// <text:s/>HIJO <text:s/>//////</text:p>
            <text:p text:style-name="P8"/>
            <text:p text:style-name="P8"><text:s text:c="12"/>// Pid de proceso proxy</text:p>
            <text:p text:style-name="P8"><text:s text:c="12"/>pid_proxy = getpid();</text:p>
            <text:p text:style-name="P8"/>
            <text:p text:style-name="P8"><text:s text:c="12"/>// Se añade el pid al nombre del fifo</text:p>
            <text:p text:style-name="P8"><text:s text:c="12"/>sprintf(fifoproxy,"fifo.%d", pid_proxy);</text:p>
            <text:p text:style-name="P8"><text:s text:c="12"/>// Crear archivo fifo.</text:p>
            <text:p text:style-name="P8"><text:s text:c="12"/>umask(0);</text:p>
            <text:p text:style-name="P8"><text:s text:c="12"/>mkfifo(fifoproxy,0666);</text:p>
            <text:p text:style-name="P8"><text:s text:c="12"/>// Se escribe el pid en el fifo</text:p>
            <text:p text:style-name="P8"><text:s text:c="12"/>write(fds, &amp;pid_proxy, sizeof(int));</text:p>
            <text:p text:style-name="P8"><text:s text:c="12"/>// Abrir fifo para lectura.</text:p>
            <text:p text:style-name="P8"><text:s text:c="12"/>fifo = open(fifoproxy,O_RDONLY);</text:p>
            <text:p text:style-name="P8"><text:s text:c="12"/>// Se redirige la entrada estandar al descriptor del fifo</text:p>
            <text:p text:style-name="P8"><text:s text:c="12"/>dup2(fifo, STDIN_FILENO);</text:p>
            <text:p text:style-name="P8"><text:s text:c="12"/>// Se ejecuta el proxy</text:p>
            <text:p text:style-name="P8"><text:s text:c="12"/>execlp("./proxy", "proxy", NULL);</text:p>
            <text:p text:style-name="P8"><text:soft-page-break/><text:s text:c="12"/>exit(0);</text:p>
            <text:p text:style-name="P8"><text:s text:c="8"/>}</text:p>
            <text:p text:style-name="P8"><text:s text:c="4"/>}</text:p>
            <text:p text:style-name="P8"><text:s text:c="4"/>return 0;</text:p>
            <text:p text:style-name="P8">}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El código de mi programa <text:span text:style-name="T3">proxy.c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"/>
            <text:p text:style-name="P8">#include &lt;stdio.h&gt;</text:p>
            <text:p text:style-name="P8">#include &lt;sys/types.h&gt;</text:p>
            <text:p text:style-name="P8">#include &lt;sys/stat.h&gt;</text:p>
            <text:p text:style-name="P8">#include &lt;fcntl.h&gt;</text:p>
            <text:p text:style-name="P8">#include &lt;stdlib.h&gt;</text:p>
            <text:p text:style-name="P8">#include &lt;time.h&gt;</text:p>
            <text:p text:style-name="P8">#include &lt;signal.h&gt;</text:p>
            <text:p text:style-name="P8">#include &lt;errno.h&gt;</text:p>
            <text:p text:style-name="P8">#include &lt;unistd.h&gt;</text:p>
            <text:p text:style-name="P8"/>
            <text:p text:style-name="P8"/>
            <text:p text:style-name="P8">void bloqueodesbloqueo (int descriptor, int orden) {</text:p>
            <text:p text:style-name="P8"/>
            <text:p text:style-name="P8"><text:s text:c="4"/>struct flock cerrojo;</text:p>
            <text:p text:style-name="P8"/>
            <text:p text:style-name="P8"/>
            <text:p text:style-name="P8"><text:s text:c="4"/>cerrojo.l_type= orden;</text:p>
            <text:p text:style-name="P8"><text:s text:c="4"/>cerrojo.l_whence= SEEK_SET;</text:p>
            <text:p text:style-name="P8"><text:s text:c="4"/>cerrojo.l_start= 0;</text:p>
            <text:p text:style-name="P8"><text:s text:c="4"/>cerrojo.l_len = 0;</text:p>
            <text:p text:style-name="P8"/>
            <text:p text:style-name="P8"><text:soft-page-break/><text:s text:c="4"/>//Establecemos un cerrojo con F_SETLKW</text:p>
            <text:p text:style-name="P8"><text:s text:c="4"/>if (fcntl(descriptor, F_SETLKW, &amp;cerrojo) == -1){</text:p>
            <text:p text:style-name="P8"><text:s text:c="8"/>perror ("Error al bloquear para la impresion en el proxy");</text:p>
            <text:p text:style-name="P8"><text:s text:c="8"/>exit(1);</text:p>
            <text:p text:style-name="P8"><text:s text:c="4"/>}</text:p>
            <text:p text:style-name="P8">}</text:p>
            <text:p text:style-name="P8"/>
            <text:p text:style-name="P8"/>
            <text:p text:style-name="P8">int main(int argc, char *argv[]){</text:p>
            <text:p text:style-name="P8"/>
            <text:p text:style-name="P8"><text:s text:c="4"/>char buffer[1024];</text:p>
            <text:p text:style-name="P8"><text:s text:c="4"/>char fifo[200];</text:p>
            <text:p text:style-name="P8"><text:s text:c="4"/>int tamanio, descriptor;</text:p>
            <text:p text:style-name="P8"><text:s text:c="4"/>FILE *tmp = tmpfile();</text:p>
            <text:p text:style-name="P8"/>
            <text:p text:style-name="P8"><text:s text:c="4"/>// Se escriben en un archivo temporal bloques de 1024 bytes leidos desde la entrada estandar</text:p>
            <text:p text:style-name="P8"><text:s text:c="4"/>while((tamanio = read(STDIN_FILENO, buffer, 1024)) &gt; 0){</text:p>
            <text:p text:style-name="P8"><text:s text:c="8"/>fwrite(buffer, sizeof(char), tamanio, tmp);</text:p>
            <text:p text:style-name="P8"><text:s text:c="4"/>}</text:p>
            <text:p text:style-name="P8"><text:s text:c="4"/>// Se abre el archivo de bloqueos.</text:p>
            <text:p text:style-name="P8"><text:s text:c="4"/>if ((descriptor = open("Archivo_B", O_RDWR)) == -1)</text:p>
            <text:p text:style-name="P8"><text:s text:c="8"/>printf("Error al abrir el archivo de bloques\n");</text:p>
            <text:p text:style-name="P8"><text:s text:c="4"/>// Se bloquea el cerrojo</text:p>
            <text:p text:style-name="P8"><text:s text:c="4"/>bloqueodesbloqueo(descriptor, F_WRLCK);</text:p>
            <text:p text:style-name="P8"/>
            <text:p text:style-name="P8"><text:s text:c="4"/>// Se copia en la salida estandar lo que hay en el archivo temporal</text:p>
            <text:p text:style-name="P8"><text:s text:c="4"/>while(!feof(tmp)){</text:p>
            <text:p text:style-name="P8"/>
            <text:p text:style-name="P8"><text:s text:c="8"/>fread(buffer, sizeof(char), 1024, tmp);</text:p>
            <text:p text:style-name="P8"><text:s text:c="8"/>write(STDOUT_FILENO, buffer, 1024);</text:p>
            <text:p text:style-name="P8"/>
            <text:p text:style-name="P8"><text:soft-page-break/><text:s text:c="4"/>}</text:p>
            <text:p text:style-name="P8"/>
            <text:p text:style-name="P8"><text:s text:c="4"/>// Se desbloquea el cerrojo.</text:p>
            <text:p text:style-name="P8"><text:s text:c="4"/>bloqueodesbloqueo(descriptor, F_UNLCK);</text:p>
            <text:p text:style-name="P8"><text:s text:c="4"/>// Se elimina su fifo</text:p>
            <text:p text:style-name="P8"><text:s text:c="4"/>sprintf(fifo,"fifo.%d", getpid());</text:p>
            <text:p text:style-name="P8"><text:s text:c="4"/>remove(fifo);</text:p>
            <text:p text:style-name="P8"><text:s text:c="4"/>exit(0);</text:p>
            <text:p text:style-name="P8">}</text:p>
            <text:p text:style-name="Table_20_Contents"/>
            <text:p text:style-name="Table_20_Contents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8"/>Módulo II.Uso de los servicios del SO Linux mediante la API </text:p>
        <text:p text:style-name="MP2"/>
      </style:header>
      <style:footer>
        <text:p text:style-name="MP3"><text:span text:style-name="MT1">Módulo 2 - Sesión 7. Construcción de un spool de impresión</text:span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1-10-05T09:46:35</meta:creation-date>
    <dc:date>2016-01-07T17:39:20.193225338</dc:date>
    <meta:print-date>2011-10-06T10:39:21</meta:print-date>
    <meta:editing-cycles>187</meta:editing-cycles>
    <meta:editing-duration>PT21H53M33S</meta:editing-duration>
    <meta:document-statistic meta:table-count="8" meta:image-count="1" meta:object-count="0" meta:page-count="7" meta:paragraph-count="140" meta:word-count="586" meta:character-count="4756" meta:non-whitespace-character-count="3707"/>
    <meta:user-defined meta:name="Información 1"/>
    <meta:user-defined meta:name="Información 2"/>
    <meta:user-defined meta:name="Información 3"/>
    <meta:user-defined meta:name="Información 4"/>
  </office:meta>
</office:document-meta>
</file>